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900000099C8A97B6AA61216E4.png" manifest:media-type="image/png"/>
  <manifest:file-entry manifest:full-path="Pictures/100000010000011800000137B3E91DBA3558479A.png" manifest:media-type="image/png"/>
  <manifest:file-entry manifest:full-path="Pictures/1000000100000118000001E9719ACB40E4C034C0.png" manifest:media-type="image/png"/>
  <manifest:file-entry manifest:full-path="Pictures/100000010000012A000001060410F311EC55D1E0.png" manifest:media-type="image/png"/>
  <manifest:file-entry manifest:full-path="Pictures/100000010000013F0000010FB32EEDCB143FFDFF.png" manifest:media-type="image/png"/>
  <manifest:file-entry manifest:full-path="Pictures/1000000100000125000001238D43412BD81D5DC0.png" manifest:media-type="image/png"/>
  <manifest:file-entry manifest:full-path="Pictures/10000001000000FE000001099B8B7A284AE22337.png" manifest:media-type="image/png"/>
  <manifest:file-entry manifest:full-path="Pictures/100000010000011C00000103D472596A909F89F7.png" manifest:media-type="image/png"/>
  <manifest:file-entry manifest:full-path="Pictures/100000010000031B000000E296C578D944B649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Зображення1" text:anchor-type="char" svg:x="-0.086cm" svg:y="-0.855cm" svg:width="6.588cm" svg:height="4.048cm" draw:z-index="0"><draw:image xlink:href="Pictures/10000001000000F900000099C8A97B6AA61216E4.png" xlink:type="simple" xlink:show="embed" xlink:actuate="onLoad" draw:mime-type="image/png"/></draw:frame><draw:frame draw:style-name="fr1" draw:name="Зображення3" text:anchor-type="char" svg:x="8.677cm" svg:y="-0.614cm" svg:width="7.408cm" svg:height="8.229cm" draw:z-index="2"><draw:image xlink:href="Pictures/100000010000011800000137B3E91DBA3558479A.png" xlink:type="simple" xlink:show="embed" xlink:actuate="onLoad" draw:mime-type="image/png"/></draw:frame></text:p>
      <text:p text:style-name="Standard"/>
      <text:p text:style-name="Standard"><text:line-break/></text:p>
      <text:p text:style-name="Standard"/>
      <text:p text:style-name="Standard"/>
      <text:p text:style-name="Standard"/>
      <text:p text:style-name="Standard"><draw:frame draw:style-name="fr1" draw:name="Зображення2" text:anchor-type="char" svg:x="0.078cm" svg:y="0.039cm" svg:width="7.408cm" svg:height="12.938cm" draw:z-index="1"><draw:image xlink:href="Pictures/1000000100000118000001E9719ACB40E4C034C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Зображення5" text:anchor-type="char" svg:x="8.571cm" svg:y="0.026cm" svg:width="7.752cm" svg:height="7.699cm" draw:z-index="4"><draw:image xlink:href="Pictures/1000000100000125000001238D43412BD81D5DC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Зображення6" text:anchor-type="char" svg:x="7.765cm" svg:y="0.321cm" svg:width="8.44cm" svg:height="7.17cm" draw:z-index="5"><draw:image xlink:href="Pictures/100000010000013F0000010FB32EEDCB143FFDFF.png" xlink:type="simple" xlink:show="embed" xlink:actuate="onLoad" draw:mime-type="image/png"/></draw:frame></text:p>
      <text:p text:style-name="Standard"/>
      <text:p text:style-name="Standard"><draw:frame draw:style-name="fr1" draw:name="Зображення4" text:anchor-type="char" svg:x="0.069cm" svg:y="0.187cm" svg:width="6.72cm" svg:height="7.011cm" draw:z-index="3"><draw:image xlink:href="Pictures/10000001000000FE000001099B8B7A284AE2233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Зображення7" text:anchor-type="char" svg:x="-0.196cm" svg:y="-0.33cm" svg:width="7.514cm" svg:height="6.853cm" draw:z-index="6"><draw:image xlink:href="Pictures/100000010000011C00000103D472596A909F89F7.png" xlink:type="simple" xlink:show="embed" xlink:actuate="onLoad" draw:mime-type="image/png"/></draw:frame><draw:frame draw:style-name="fr1" draw:name="Зображення8" text:anchor-type="char" svg:x="7.976cm" svg:y="-0.347cm" svg:width="7.885cm" svg:height="6.934cm" draw:z-index="7"><draw:image xlink:href="Pictures/100000010000012A000001060410F311EC55D1E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Зображення9" text:anchor-type="char" svg:x="-0.265cm" svg:y="0.436cm" svg:width="17cm" svg:height="4.831cm" draw:z-index="8"><draw:image xlink:href="Pictures/100000010000031B000000E296C578D944B649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8T22:00:08.843000000</dc:date>
    <meta:editing-duration>PT31M24S</meta:editing-duration>
    <meta:editing-cycles>1</meta:editing-cycles>
    <meta:document-statistic meta:table-count="0" meta:image-count="9" meta:object-count="0" meta:page-count="3" meta:paragraph-count="1" meta:word-count="0" meta:character-count="1" meta:non-whitespace-character-count="0"/>
    <meta:generator>LibreOffice/7.4.1.2$Windows_X86_64 LibreOffice_project/3c58a8f3a960df8bc8fd77b461821e42c061c5f0</meta:generator>
  </office:meta>
</office:document-meta>
</file>